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182" officeooo:paragraph-rsid="00196182"/>
    </style:style>
    <style:style style:name="P2" style:family="paragraph" style:parent-style-name="Standard">
      <style:text-properties officeooo:paragraph-rsid="00196182"/>
    </style:style>
    <style:style style:name="P3" style:family="paragraph" style:parent-style-name="Standard">
      <style:text-properties officeooo:rsid="001f311b" officeooo:paragraph-rsid="001f311b"/>
    </style:style>
    <style:style style:name="P4" style:family="paragraph" style:parent-style-name="Standard">
      <style:text-properties officeooo:paragraph-rsid="001f311b"/>
    </style:style>
    <style:style style:name="T1" style:family="text">
      <style:text-properties officeooo:rsid="001f311b"/>
    </style:style>
    <style:style style:name="T2" style:family="text">
      <style:text-properties officeooo:rsid="00196182"/>
    </style:style>
    <style:style style:name="T3" style:family="text">
      <style:text-properties officeooo:rsid="00201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2</text:span><text:span text:style-name="T1">8</text:span><text:span text:style-name="T2">/10/2021 - Dia </text:span><text:span text:style-name="T1">3</text:span><text:span text:style-name="T2">.2 | </text:span><text:span text:style-name="T1">HTML &amp; CSS - Primeiros passos em CSS</text:span></text:p>
      <text:p text:style-name="P2"/>
      <text:p text:style-name="P3">Momento de Soft Skills</text:p>
      <text:p text:style-name="P1"/>
      <text:p text:style-name="P2"><text:span text:style-name="T2">Exercício </text:span><text:span text:style-name="T1">sobre Feedback</text:span><text:span text:style-name="T2">:</text:span></text:p>
      <text:p text:style-name="P1"/>
      <text:p text:style-name="Standard"><text:span text:style-name="T1">Praticar um feedback para a Ana Maria</text:span>, <text:span text:style-name="T1">dev front-end pleno da Google, que se atrasou 15 minutinhos para uma reunião de apresentação importante, esqueceu de subir a apresentação pra nuvem e na hora não tinha como usar o data-show para projetar a mesma</text:span>. <text:span text:style-name="T1">Mesmo assim, por conhecer muito o projeto, conseguiu explicar tudo e teve a proposta autorizada!</text:span></text:p>
      <text:p text:style-name="Standard"/>
      <text:p text:style-name="P3">Método principal escolhido: SCI (Situação, Comportamento e Impacto) | Misto com sanduíche</text:p>
      <text:p text:style-name="P3"/>
      <text:p text:style-name="P4"><text:span text:style-name="T1">Oi Ana, </text:span><text:span text:style-name="T3">p</text:span><text:span text:style-name="T1">arabéns pelo belíssimo projeto apresentado e pela autorização da proposta!</text:span></text:p>
      <text:p text:style-name="P4"><text:span text:style-name="T3">Em complemento, o</text:span><text:span text:style-name="T1">bservei que você se atrasou por 15 minut</text:span><text:span text:style-name="T3">inh</text:span><text:span text:style-name="T1">os para a reunião e esse comportamento pode demonstrar desatenção aos horários, seus e dos demais integrantes da equipe, impactando na queda de produtividade de todos. Logo, por favor, sugiro que você se atente mais na próxima oportunidade. </text:span><text:span text:style-name="T3">Combinado!?</text:span></text:p>
      <text:p text:style-name="P3">Além disso, penso que pela correria, você esqueceu de colocar a apresentação na nuvem ou se certificar <text:span text:style-name="T3">d</text:span>a conectividade do seu computador com o projetor da sala, o que demonstrou desorganização, poderia impactar no seu projeto não ser bem apresentado e ser até mesmo não aprovado. Assim, por favor, sugiro também que você se organize com antecedência em novos casos como este. <text:span text:style-name="T3">Entendido!?</text:span></text:p>
      <text:p text:style-name="P3">Mais uma vez, parabéns <text:span text:style-name="T3">pelo traquejo e improviso e</text:span> pelo resultado de autorização da proposta e vamos em frente!</text:p>
      <text:p text:style-name="P3"/>
      <text:p text:style-name="P3">“Dois hambúrgueres, alface, queijo, molho especial, cebola e pickles, num pão com gergelim… É o Feedback… Feed-back!” Quem leu cantando deixa um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20:45.421310607</meta:creation-date>
    <dc:date>2021-10-28T15:13:11.883390643</dc:date>
    <meta:editing-duration>PT51M3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54" meta:character-count="1582" meta:non-whitespace-character-count="1337"/>
  </office:meta>
</office:document-meta>
</file>